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992in"/>
    </style:style>
    <style:style style:name="co2" style:family="table-column">
      <style:table-column-properties fo:break-before="auto" style:column-width="1.07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6.7421in" svg:height="2.7791in" svg:x="4.8358in" svg:y="2.0783in">
            <draw:object draw:notify-on-update-of-ranges="out.A2:out.A102 out.A2:out.A102 out.B1:out.B1 out.B2:out.B102 out.A2:out.A102 out.C1:out.C1 out.C2:out.C102 out.A2:out.A102 out.D1:out.D1 out.D2:out.D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c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  <table:table-cell office:value-type="float" office:value="4.7" calcext:value-type="float">
            <text:p>4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" calcext:value-type="float">
            <text:p>10.3</text:p>
          </table:table-cell>
          <table:table-cell office:value-type="float" office:value="6.2" calcext:value-type="float">
            <text:p>6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9213203435596" calcext:value-type="float">
            <text:p>10.9213203436</text:p>
          </table:table-cell>
          <table:table-cell office:value-type="float" office:value="6.82132034355964" calcext:value-type="float">
            <text:p>6.8213203436</text:p>
          </table:table-cell>
          <table:table-cell office:value-type="float" office:value="2.62132034355964" calcext:value-type="float">
            <text:p>2.6213203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3980762113533" calcext:value-type="float">
            <text:p>11.3980762114</text:p>
          </table:table-cell>
          <table:table-cell office:value-type="float" office:value="7.29807621135332" calcext:value-type="float">
            <text:p>7.2980762114</text:p>
          </table:table-cell>
          <table:table-cell office:value-type="float" office:value="3.09807621135332" calcext:value-type="float">
            <text:p>3.0980762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1541019662497" calcext:value-type="float">
            <text:p>12.1541019662</text:p>
          </table:table-cell>
          <table:table-cell office:value-type="float" office:value="8.05410196624968" calcext:value-type="float">
            <text:p>8.0541019662</text:p>
          </table:table-cell>
          <table:table-cell office:value-type="float" office:value="3.85410196624968" calcext:value-type="float">
            <text:p>3.85410196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4742346141748" calcext:value-type="float">
            <text:p>12.4742346142</text:p>
          </table:table-cell>
          <table:table-cell office:value-type="float" office:value="8.37423461417477" calcext:value-type="float">
            <text:p>8.3742346142</text:p>
          </table:table-cell>
          <table:table-cell office:value-type="float" office:value="4.17423461417477" calcext:value-type="float">
            <text:p>4.17423461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7686269665969" calcext:value-type="float">
            <text:p>12.7686269666</text:p>
          </table:table-cell>
          <table:table-cell office:value-type="float" office:value="8.66862696659689" calcext:value-type="float">
            <text:p>8.6686269666</text:p>
          </table:table-cell>
          <table:table-cell office:value-type="float" office:value="4.46862696659689" calcext:value-type="float">
            <text:p>4.46862696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426406871193" calcext:value-type="float">
            <text:p>13.0426406871</text:p>
          </table:table-cell>
          <table:table-cell office:value-type="float" office:value="8.94264068711929" calcext:value-type="float">
            <text:p>8.9426406871</text:p>
          </table:table-cell>
          <table:table-cell office:value-type="float" office:value="4.74264068711929" calcext:value-type="float">
            <text:p>4.7426406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5434164902526" calcext:value-type="float">
            <text:p>13.5434164903</text:p>
          </table:table-cell>
          <table:table-cell office:value-type="float" office:value="9.44341649025257" calcext:value-type="float">
            <text:p>9.4434164903</text:p>
          </table:table-cell>
          <table:table-cell office:value-type="float" office:value="5.24341649025257" calcext:value-type="float">
            <text:p>5.24341649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7749371855331" calcext:value-type="float">
            <text:p>13.7749371855</text:p>
          </table:table-cell>
          <table:table-cell office:value-type="float" office:value="9.6749371855331" calcext:value-type="float">
            <text:p>9.6749371855</text:p>
          </table:table-cell>
          <table:table-cell office:value-type="float" office:value="5.4749371855331" calcext:value-type="float">
            <text:p>5.47493718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9961524227066" calcext:value-type="float">
            <text:p>13.9961524227</text:p>
          </table:table-cell>
          <table:table-cell office:value-type="float" office:value="9.89615242270663" calcext:value-type="float">
            <text:p>9.8961524227</text:p>
          </table:table-cell>
          <table:table-cell office:value-type="float" office:value="5.69615242270663" calcext:value-type="float">
            <text:p>5.69615242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208326913196" calcext:value-type="float">
            <text:p>14.2083269132</text:p>
          </table:table-cell>
          <table:table-cell office:value-type="float" office:value="10.108326913196" calcext:value-type="float">
            <text:p>10.1083269132</text:p>
          </table:table-cell>
          <table:table-cell office:value-type="float" office:value="5.90832691319598" calcext:value-type="float">
            <text:p>5.9083269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4124860801609" calcext:value-type="float">
            <text:p>14.4124860802</text:p>
          </table:table-cell>
          <table:table-cell office:value-type="float" office:value="10.3124860801609" calcext:value-type="float">
            <text:p>10.3124860802</text:p>
          </table:table-cell>
          <table:table-cell office:value-type="float" office:value="6.11248608016091" calcext:value-type="float">
            <text:p>6.11248608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6094750193111" calcext:value-type="float">
            <text:p>14.6094750193</text:p>
          </table:table-cell>
          <table:table-cell office:value-type="float" office:value="10.5094750193111" calcext:value-type="float">
            <text:p>10.5094750193</text:p>
          </table:table-cell>
          <table:table-cell office:value-type="float" office:value="6.30947501931113" calcext:value-type="float">
            <text:p>6.30947501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8" calcext:value-type="float">
            <text:p>14.8</text:p>
          </table:table-cell>
          <table:table-cell office:value-type="float" office:value="10.7" calcext:value-type="float">
            <text:p>10.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9846584384265" calcext:value-type="float">
            <text:p>14.9846584384</text:p>
          </table:table-cell>
          <table:table-cell office:value-type="float" office:value="10.8846584384265" calcext:value-type="float">
            <text:p>10.8846584384</text:p>
          </table:table-cell>
          <table:table-cell office:value-type="float" office:value="6.68465843842649" calcext:value-type="float">
            <text:p>6.68465843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1639610306789" calcext:value-type="float">
            <text:p>15.1639610307</text:p>
          </table:table-cell>
          <table:table-cell office:value-type="float" office:value="11.0639610306789" calcext:value-type="float">
            <text:p>11.0639610307</text:p>
          </table:table-cell>
          <table:table-cell office:value-type="float" office:value="6.86396103067893" calcext:value-type="float">
            <text:p>6.86396103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338348415311" calcext:value-type="float">
            <text:p>15.3383484153</text:p>
          </table:table-cell>
          <table:table-cell office:value-type="float" office:value="11.238348415311" calcext:value-type="float">
            <text:p>11.2383484153</text:p>
          </table:table-cell>
          <table:table-cell office:value-type="float" office:value="7.03834841531101" calcext:value-type="float">
            <text:p>7.03834841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5082039324994" calcext:value-type="float">
            <text:p>15.5082039325</text:p>
          </table:table-cell>
          <table:table-cell office:value-type="float" office:value="11.4082039324994" calcext:value-type="float">
            <text:p>11.4082039325</text:p>
          </table:table-cell>
          <table:table-cell office:value-type="float" office:value="7.20820393249937" calcext:value-type="float">
            <text:p>7.20820393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6738635424338" calcext:value-type="float">
            <text:p>15.6738635424</text:p>
          </table:table-cell>
          <table:table-cell office:value-type="float" office:value="11.5738635424338" calcext:value-type="float">
            <text:p>11.5738635424</text:p>
          </table:table-cell>
          <table:table-cell office:value-type="float" office:value="7.37386354243376" calcext:value-type="float">
            <text:p>7.37386354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8356236397351" calcext:value-type="float">
            <text:p>15.8356236397</text:p>
          </table:table-cell>
          <table:table-cell office:value-type="float" office:value="11.7356236397351" calcext:value-type="float">
            <text:p>11.7356236397</text:p>
          </table:table-cell>
          <table:table-cell office:value-type="float" office:value="7.53562363973514" calcext:value-type="float">
            <text:p>7.53562363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9937472849691" calcext:value-type="float">
            <text:p>15.993747285</text:p>
          </table:table-cell>
          <table:table-cell office:value-type="float" office:value="11.8937472849691" calcext:value-type="float">
            <text:p>11.893747285</text:p>
          </table:table-cell>
          <table:table-cell office:value-type="float" office:value="7.69374728496908" calcext:value-type="float">
            <text:p>7.693747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.1484692283495" calcext:value-type="float">
            <text:p>16.1484692283</text:p>
          </table:table-cell>
          <table:table-cell office:value-type="float" office:value="12.0484692283495" calcext:value-type="float">
            <text:p>12.0484692283</text:p>
          </table:table-cell>
          <table:table-cell office:value-type="float" office:value="7.84846922834953" calcext:value-type="float">
            <text:p>7.84846922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.3" calcext:value-type="float">
            <text:p>16.3</text:p>
          </table:table-cell>
          <table:table-cell office:value-type="float" office:value="12.2" calcext:value-type="float">
            <text:p>12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.4485292703892" calcext:value-type="float">
            <text:p>16.4485292704</text:p>
          </table:table-cell>
          <table:table-cell office:value-type="float" office:value="12.3485292703892" calcext:value-type="float">
            <text:p>12.3485292704</text:p>
          </table:table-cell>
          <table:table-cell office:value-type="float" office:value="8.14852927038918" calcext:value-type="float">
            <text:p>8.1485292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.59422863406" calcext:value-type="float">
            <text:p>16.5942286341</text:p>
          </table:table-cell>
          <table:table-cell office:value-type="float" office:value="12.4942286340599" calcext:value-type="float">
            <text:p>12.4942286341</text:p>
          </table:table-cell>
          <table:table-cell office:value-type="float" office:value="8.29422863405995" calcext:value-type="float">
            <text:p>8.29422863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.7372539331938" calcext:value-type="float">
            <text:p>16.7372539332</text:p>
          </table:table-cell>
          <table:table-cell office:value-type="float" office:value="12.6372539331938" calcext:value-type="float">
            <text:p>12.6372539332</text:p>
          </table:table-cell>
          <table:table-cell office:value-type="float" office:value="8.43725393319377" calcext:value-type="float">
            <text:p>8.43725393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.8777472107018" calcext:value-type="float">
            <text:p>16.8777472107</text:p>
          </table:table-cell>
          <table:table-cell office:value-type="float" office:value="12.7777472107018" calcext:value-type="float">
            <text:p>12.7777472107</text:p>
          </table:table-cell>
          <table:table-cell office:value-type="float" office:value="8.57774721070176" calcext:value-type="float">
            <text:p>8.57774721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.0158383625775" calcext:value-type="float">
            <text:p>17.0158383626</text:p>
          </table:table-cell>
          <table:table-cell office:value-type="float" office:value="12.9158383625775" calcext:value-type="float">
            <text:p>12.9158383626</text:p>
          </table:table-cell>
          <table:table-cell office:value-type="float" office:value="8.71583836257749" calcext:value-type="float">
            <text:p>8.71583836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.151646544245" calcext:value-type="float">
            <text:p>17.1516465442</text:p>
          </table:table-cell>
          <table:table-cell office:value-type="float" office:value="13.051646544245" calcext:value-type="float">
            <text:p>13.0516465442</text:p>
          </table:table-cell>
          <table:table-cell office:value-type="float" office:value="8.85164654424503" calcext:value-type="float">
            <text:p>8.85164654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.2852813742386" calcext:value-type="float">
            <text:p>17.2852813742</text:p>
          </table:table-cell>
          <table:table-cell office:value-type="float" office:value="13.1852813742386" calcext:value-type="float">
            <text:p>13.1852813742</text:p>
          </table:table-cell>
          <table:table-cell office:value-type="float" office:value="8.98528137423857" calcext:value-type="float">
            <text:p>8.985281374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.416843969807" calcext:value-type="float">
            <text:p>17.4168439698</text:p>
          </table:table-cell>
          <table:table-cell office:value-type="float" office:value="13.316843969807" calcext:value-type="float">
            <text:p>13.3168439698</text:p>
          </table:table-cell>
          <table:table-cell office:value-type="float" office:value="9.11684396980704" calcext:value-type="float">
            <text:p>9.11684396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.5464278422679" calcext:value-type="float">
            <text:p>17.5464278423</text:p>
          </table:table-cell>
          <table:table-cell office:value-type="float" office:value="13.446427842268" calcext:value-type="float">
            <text:p>13.4464278423</text:p>
          </table:table-cell>
          <table:table-cell office:value-type="float" office:value="9.24642784226795" calcext:value-type="float">
            <text:p>9.24642784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.6741196746494" calcext:value-type="float">
            <text:p>17.6741196746</text:p>
          </table:table-cell>
          <table:table-cell office:value-type="float" office:value="13.5741196746494" calcext:value-type="float">
            <text:p>13.5741196746</text:p>
          </table:table-cell>
          <table:table-cell office:value-type="float" office:value="9.37411967464942" calcext:value-type="float">
            <text:p>9.37411967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.8" calcext:value-type="float">
            <text:p>17.8</text:p>
          </table:table-cell>
          <table:table-cell office:value-type="float" office:value="13.7" calcext:value-type="float">
            <text:p>13.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9241437954473" calcext:value-type="float">
            <text:p>17.9241437954</text:p>
          </table:table-cell>
          <table:table-cell office:value-type="float" office:value="13.8241437954473" calcext:value-type="float">
            <text:p>13.8241437954</text:p>
          </table:table-cell>
          <table:table-cell office:value-type="float" office:value="9.62414379544733" calcext:value-type="float">
            <text:p>9.62414379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.0466210044535" calcext:value-type="float">
            <text:p>18.0466210045</text:p>
          </table:table-cell>
          <table:table-cell office:value-type="float" office:value="13.9466210044535" calcext:value-type="float">
            <text:p>13.9466210045</text:p>
          </table:table-cell>
          <table:table-cell office:value-type="float" office:value="9.74662100445346" calcext:value-type="float">
            <text:p>9.74662100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.1674969975976" calcext:value-type="float">
            <text:p>18.1674969976</text:p>
          </table:table-cell>
          <table:table-cell office:value-type="float" office:value="14.0674969975976" calcext:value-type="float">
            <text:p>14.0674969976</text:p>
          </table:table-cell>
          <table:table-cell office:value-type="float" office:value="9.8674969975976" calcext:value-type="float">
            <text:p>9.86749699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2868329805051" calcext:value-type="float">
            <text:p>18.2868329805</text:p>
          </table:table-cell>
          <table:table-cell office:value-type="float" office:value="14.1868329805051" calcext:value-type="float">
            <text:p>14.1868329805</text:p>
          </table:table-cell>
          <table:table-cell office:value-type="float" office:value="9.98683298050514" calcext:value-type="float">
            <text:p>9.98683298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.4046863561493" calcext:value-type="float">
            <text:p>18.4046863561</text:p>
          </table:table-cell>
          <table:table-cell office:value-type="float" office:value="14.3046863561493" calcext:value-type="float">
            <text:p>14.3046863561</text:p>
          </table:table-cell>
          <table:table-cell office:value-type="float" office:value="10.1046863561493" calcext:value-type="float">
            <text:p>10.10468635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.5211110476118" calcext:value-type="float">
            <text:p>18.5211110476</text:p>
          </table:table-cell>
          <table:table-cell office:value-type="float" office:value="14.4211110476118" calcext:value-type="float">
            <text:p>14.4211110476</text:p>
          </table:table-cell>
          <table:table-cell office:value-type="float" office:value="10.2211110476118" calcext:value-type="float">
            <text:p>10.22111104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.636157786453" calcext:value-type="float">
            <text:p>18.6361577865</text:p>
          </table:table-cell>
          <table:table-cell office:value-type="float" office:value="14.536157786453" calcext:value-type="float">
            <text:p>14.5361577865</text:p>
          </table:table-cell>
          <table:table-cell office:value-type="float" office:value="10.336157786453" calcext:value-type="float">
            <text:p>10.33615778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.7498743710662" calcext:value-type="float">
            <text:p>18.7498743711</text:p>
          </table:table-cell>
          <table:table-cell office:value-type="float" office:value="14.6498743710662" calcext:value-type="float">
            <text:p>14.6498743711</text:p>
          </table:table-cell>
          <table:table-cell office:value-type="float" office:value="10.4498743710662" calcext:value-type="float">
            <text:p>10.44987437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.8623058987491" calcext:value-type="float">
            <text:p>18.8623058987</text:p>
          </table:table-cell>
          <table:table-cell office:value-type="float" office:value="14.7623058987491" calcext:value-type="float">
            <text:p>14.7623058987</text:p>
          </table:table-cell>
          <table:table-cell office:value-type="float" office:value="10.5623058987491" calcext:value-type="float">
            <text:p>10.56230589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.9734949746879" calcext:value-type="float">
            <text:p>18.9734949747</text:p>
          </table:table-cell>
          <table:table-cell office:value-type="float" office:value="14.8734949746879" calcext:value-type="float">
            <text:p>14.8734949747</text:p>
          </table:table-cell>
          <table:table-cell office:value-type="float" office:value="10.6734949746879" calcext:value-type="float">
            <text:p>10.67349497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.0834819006016" calcext:value-type="float">
            <text:p>19.0834819006</text:p>
          </table:table-cell>
          <table:table-cell office:value-type="float" office:value="14.9834819006016" calcext:value-type="float">
            <text:p>14.9834819006</text:p>
          </table:table-cell>
          <table:table-cell office:value-type="float" office:value="10.7834819006016" calcext:value-type="float">
            <text:p>10.78348190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.1923048454133" calcext:value-type="float">
            <text:p>19.1923048454</text:p>
          </table:table-cell>
          <table:table-cell office:value-type="float" office:value="15.0923048454133" calcext:value-type="float">
            <text:p>15.0923048454</text:p>
          </table:table-cell>
          <table:table-cell office:value-type="float" office:value="10.8923048454133" calcext:value-type="float">
            <text:p>10.89230484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.3" calcext:value-type="float">
            <text:p>19.3</text:p>
          </table:table-cell>
          <table:table-cell office:value-type="float" office:value="15.2" calcext:value-type="float">
            <text:p>15.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.4066017177982" calcext:value-type="float">
            <text:p>19.4066017178</text:p>
          </table:table-cell>
          <table:table-cell office:value-type="float" office:value="15.3066017177982" calcext:value-type="float">
            <text:p>15.3066017178</text:p>
          </table:table-cell>
          <table:table-cell office:value-type="float" office:value="11.1066017177982" calcext:value-type="float">
            <text:p>11.10660171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.5121426428143" calcext:value-type="float">
            <text:p>19.5121426428</text:p>
          </table:table-cell>
          <table:table-cell office:value-type="float" office:value="15.4121426428143" calcext:value-type="float">
            <text:p>15.4121426428</text:p>
          </table:table-cell>
          <table:table-cell office:value-type="float" office:value="11.2121426428143" calcext:value-type="float">
            <text:p>11.21214264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.616653826392" calcext:value-type="float">
            <text:p>19.6166538264</text:p>
          </table:table-cell>
          <table:table-cell office:value-type="float" office:value="15.516653826392" calcext:value-type="float">
            <text:p>15.5166538264</text:p>
          </table:table-cell>
          <table:table-cell office:value-type="float" office:value="11.316653826392" calcext:value-type="float">
            <text:p>11.31665382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.7201648339208" calcext:value-type="float">
            <text:p>19.7201648339</text:p>
          </table:table-cell>
          <table:table-cell office:value-type="float" office:value="15.6201648339208" calcext:value-type="float">
            <text:p>15.6201648339</text:p>
          </table:table-cell>
          <table:table-cell office:value-type="float" office:value="11.4201648339208" calcext:value-type="float">
            <text:p>11.42016483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.8227038425243" calcext:value-type="float">
            <text:p>19.8227038425</text:p>
          </table:table-cell>
          <table:table-cell office:value-type="float" office:value="15.7227038425243" calcext:value-type="float">
            <text:p>15.7227038425</text:p>
          </table:table-cell>
          <table:table-cell office:value-type="float" office:value="11.5227038425243" calcext:value-type="float">
            <text:p>11.52270384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.9242977306435" calcext:value-type="float">
            <text:p>19.9242977306</text:p>
          </table:table-cell>
          <table:table-cell office:value-type="float" office:value="15.8242977306435" calcext:value-type="float">
            <text:p>15.8242977306</text:p>
          </table:table-cell>
          <table:table-cell office:value-type="float" office:value="11.6242977306435" calcext:value-type="float">
            <text:p>11.62429773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.0249721603218" calcext:value-type="float">
            <text:p>20.0249721603</text:p>
          </table:table-cell>
          <table:table-cell office:value-type="float" office:value="15.9249721603218" calcext:value-type="float">
            <text:p>15.9249721603</text:p>
          </table:table-cell>
          <table:table-cell office:value-type="float" office:value="11.7249721603218" calcext:value-type="float">
            <text:p>11.72497216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.1247516529061" calcext:value-type="float">
            <text:p>20.1247516529</text:p>
          </table:table-cell>
          <table:table-cell office:value-type="float" office:value="16.0247516529061" calcext:value-type="float">
            <text:p>16.0247516529</text:p>
          </table:table-cell>
          <table:table-cell office:value-type="float" office:value="11.8247516529061" calcext:value-type="float">
            <text:p>11.82475165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.2236596587959" calcext:value-type="float">
            <text:p>20.2236596588</text:p>
          </table:table-cell>
          <table:table-cell office:value-type="float" office:value="16.1236596587959" calcext:value-type="float">
            <text:p>16.1236596588</text:p>
          </table:table-cell>
          <table:table-cell office:value-type="float" office:value="11.9236596587959" calcext:value-type="float">
            <text:p>11.92365965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.3217186218029" calcext:value-type="float">
            <text:p>20.3217186218</text:p>
          </table:table-cell>
          <table:table-cell office:value-type="float" office:value="16.2217186218029" calcext:value-type="float">
            <text:p>16.2217186218</text:p>
          </table:table-cell>
          <table:table-cell office:value-type="float" office:value="12.0217186218029" calcext:value-type="float">
            <text:p>12.02171862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.4189500386222" calcext:value-type="float">
            <text:p>20.4189500386</text:p>
          </table:table-cell>
          <table:table-cell office:value-type="float" office:value="16.3189500386223" calcext:value-type="float">
            <text:p>16.3189500386</text:p>
          </table:table-cell>
          <table:table-cell office:value-type="float" office:value="12.1189500386223" calcext:value-type="float">
            <text:p>12.11895003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.51537451386" calcext:value-type="float">
            <text:p>20.5153745139</text:p>
          </table:table-cell>
          <table:table-cell office:value-type="float" office:value="16.41537451386" calcext:value-type="float">
            <text:p>16.4153745139</text:p>
          </table:table-cell>
          <table:table-cell office:value-type="float" office:value="12.21537451386" calcext:value-type="float">
            <text:p>12.215374513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.6110118110177" calcext:value-type="float">
            <text:p>20.611011811</text:p>
          </table:table-cell>
          <table:table-cell office:value-type="float" office:value="16.5110118110177" calcext:value-type="float">
            <text:p>16.511011811</text:p>
          </table:table-cell>
          <table:table-cell office:value-type="float" office:value="12.3110118110177" calcext:value-type="float">
            <text:p>12.311011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.7058808997907" calcext:value-type="float">
            <text:p>20.7058808998</text:p>
          </table:table-cell>
          <table:table-cell office:value-type="float" office:value="16.6058808997907" calcext:value-type="float">
            <text:p>16.6058808998</text:p>
          </table:table-cell>
          <table:table-cell office:value-type="float" office:value="12.4058808997907" calcext:value-type="float">
            <text:p>12.40588089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.8" calcext:value-type="float">
            <text:p>20.8</text:p>
          </table:table-cell>
          <table:table-cell office:value-type="float" office:value="16.7" calcext:value-type="float">
            <text:p>16.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8933866224478" calcext:value-type="float">
            <text:p>20.8933866224</text:p>
          </table:table-cell>
          <table:table-cell office:value-type="float" office:value="16.7933866224478" calcext:value-type="float">
            <text:p>16.7933866224</text:p>
          </table:table-cell>
          <table:table-cell office:value-type="float" office:value="12.5933866224478" calcext:value-type="float">
            <text:p>12.59338662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.9860576069539" calcext:value-type="float">
            <text:p>20.986057607</text:p>
          </table:table-cell>
          <table:table-cell office:value-type="float" office:value="16.8860576069539" calcext:value-type="float">
            <text:p>16.886057607</text:p>
          </table:table-cell>
          <table:table-cell office:value-type="float" office:value="12.6860576069539" calcext:value-type="float">
            <text:p>12.68605760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.0780291578087" calcext:value-type="float">
            <text:p>21.0780291578</text:p>
          </table:table-cell>
          <table:table-cell office:value-type="float" office:value="16.9780291578087" calcext:value-type="float">
            <text:p>16.9780291578</text:p>
          </table:table-cell>
          <table:table-cell office:value-type="float" office:value="12.7780291578087" calcext:value-type="float">
            <text:p>12.77802915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.169316876853" calcext:value-type="float">
            <text:p>21.1693168769</text:p>
          </table:table-cell>
          <table:table-cell office:value-type="float" office:value="17.069316876853" calcext:value-type="float">
            <text:p>17.0693168769</text:p>
          </table:table-cell>
          <table:table-cell office:value-type="float" office:value="12.869316876853" calcext:value-type="float">
            <text:p>12.869316876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.2599357943771" calcext:value-type="float">
            <text:p>21.2599357944</text:p>
          </table:table-cell>
          <table:table-cell office:value-type="float" office:value="17.1599357943771" calcext:value-type="float">
            <text:p>17.1599357944</text:p>
          </table:table-cell>
          <table:table-cell office:value-type="float" office:value="12.9599357943771" calcext:value-type="float">
            <text:p>12.95993579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.3499003980111" calcext:value-type="float">
            <text:p>21.349900398</text:p>
          </table:table-cell>
          <table:table-cell office:value-type="float" office:value="17.2499003980111" calcext:value-type="float">
            <text:p>17.249900398</text:p>
          </table:table-cell>
          <table:table-cell office:value-type="float" office:value="13.0499003980111" calcext:value-type="float">
            <text:p>13.0499003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4392246597645" calcext:value-type="float">
            <text:p>21.4392246598</text:p>
          </table:table-cell>
          <table:table-cell office:value-type="float" office:value="17.3392246597645" calcext:value-type="float">
            <text:p>17.3392246598</text:p>
          </table:table-cell>
          <table:table-cell office:value-type="float" office:value="13.1392246597645" calcext:value-type="float">
            <text:p>13.139224659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.5279220613579" calcext:value-type="float">
            <text:p>21.5279220614</text:p>
          </table:table-cell>
          <table:table-cell office:value-type="float" office:value="17.4279220613579" calcext:value-type="float">
            <text:p>17.4279220614</text:p>
          </table:table-cell>
          <table:table-cell office:value-type="float" office:value="13.2279220613579" calcext:value-type="float">
            <text:p>13.22792206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.6160056179763" calcext:value-type="float">
            <text:p>21.616005618</text:p>
          </table:table-cell>
          <table:table-cell office:value-type="float" office:value="17.5160056179763" calcext:value-type="float">
            <text:p>17.516005618</text:p>
          </table:table-cell>
          <table:table-cell office:value-type="float" office:value="13.3160056179763" calcext:value-type="float">
            <text:p>13.3160056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.7034879005639" calcext:value-type="float">
            <text:p>21.7034879006</text:p>
          </table:table-cell>
          <table:table-cell office:value-type="float" office:value="17.6034879005639" calcext:value-type="float">
            <text:p>17.6034879006</text:p>
          </table:table-cell>
          <table:table-cell office:value-type="float" office:value="13.4034879005639" calcext:value-type="float">
            <text:p>13.40348790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.7903810567666" calcext:value-type="float">
            <text:p>21.7903810568</text:p>
          </table:table-cell>
          <table:table-cell office:value-type="float" office:value="17.6903810567666" calcext:value-type="float">
            <text:p>17.6903810568</text:p>
          </table:table-cell>
          <table:table-cell office:value-type="float" office:value="13.4903810567666" calcext:value-type="float">
            <text:p>13.49038105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.876696830622" calcext:value-type="float">
            <text:p>21.8766968306</text:p>
          </table:table-cell>
          <table:table-cell office:value-type="float" office:value="17.776696830622" calcext:value-type="float">
            <text:p>17.7766968306</text:p>
          </table:table-cell>
          <table:table-cell office:value-type="float" office:value="13.576696830622" calcext:value-type="float">
            <text:p>13.576696830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.9624465810882" calcext:value-type="float">
            <text:p>21.9624465811</text:p>
          </table:table-cell>
          <table:table-cell office:value-type="float" office:value="17.8624465810882" calcext:value-type="float">
            <text:p>17.8624465811</text:p>
          </table:table-cell>
          <table:table-cell office:value-type="float" office:value="13.6624465810882" calcext:value-type="float">
            <text:p>13.66244658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.0476412994918" calcext:value-type="float">
            <text:p>22.0476412995</text:p>
          </table:table-cell>
          <table:table-cell office:value-type="float" office:value="17.9476412994918" calcext:value-type="float">
            <text:p>17.9476412995</text:p>
          </table:table-cell>
          <table:table-cell office:value-type="float" office:value="13.7476412994918" calcext:value-type="float">
            <text:p>13.74764129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.1322916259734" calcext:value-type="float">
            <text:p>22.132291626</text:p>
          </table:table-cell>
          <table:table-cell office:value-type="float" office:value="18.0322916259734" calcext:value-type="float">
            <text:p>18.032291626</text:p>
          </table:table-cell>
          <table:table-cell office:value-type="float" office:value="13.8322916259734" calcext:value-type="float">
            <text:p>13.8322916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.2164078649987" calcext:value-type="float">
            <text:p>22.216407865</text:p>
          </table:table-cell>
          <table:table-cell office:value-type="float" office:value="18.1164078649987" calcext:value-type="float">
            <text:p>18.116407865</text:p>
          </table:table-cell>
          <table:table-cell office:value-type="float" office:value="13.9164078649987" calcext:value-type="float">
            <text:p>13.91640786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.3" calcext:value-type="float">
            <text:p>22.3</text:p>
          </table:table-cell>
          <table:table-cell office:value-type="float" office:value="18.2" calcext:value-type="float">
            <text:p>18.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.3830777072061" calcext:value-type="float">
            <text:p>22.3830777072</text:p>
          </table:table-cell>
          <table:table-cell office:value-type="float" office:value="18.2830777072061" calcext:value-type="float">
            <text:p>18.2830777072</text:p>
          </table:table-cell>
          <table:table-cell office:value-type="float" office:value="14.0830777072061" calcext:value-type="float">
            <text:p>14.08307770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2.4656503687164" calcext:value-type="float">
            <text:p>22.4656503687</text:p>
          </table:table-cell>
          <table:table-cell office:value-type="float" office:value="18.3656503687164" calcext:value-type="float">
            <text:p>18.3656503687</text:p>
          </table:table-cell>
          <table:table-cell office:value-type="float" office:value="14.1656503687165" calcext:value-type="float">
            <text:p>14.16565036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.5477270848675" calcext:value-type="float">
            <text:p>22.5477270849</text:p>
          </table:table-cell>
          <table:table-cell office:value-type="float" office:value="18.4477270848675" calcext:value-type="float">
            <text:p>18.4477270849</text:p>
          </table:table-cell>
          <table:table-cell office:value-type="float" office:value="14.2477270848675" calcext:value-type="float">
            <text:p>14.247727084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.6293166859393" calcext:value-type="float">
            <text:p>22.6293166859</text:p>
          </table:table-cell>
          <table:table-cell office:value-type="float" office:value="18.5293166859393" calcext:value-type="float">
            <text:p>18.5293166859</text:p>
          </table:table-cell>
          <table:table-cell office:value-type="float" office:value="14.3293166859393" calcext:value-type="float">
            <text:p>14.329316685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2.7104277432436" calcext:value-type="float">
            <text:p>22.7104277432</text:p>
          </table:table-cell>
          <table:table-cell office:value-type="float" office:value="18.6104277432436" calcext:value-type="float">
            <text:p>18.6104277432</text:p>
          </table:table-cell>
          <table:table-cell office:value-type="float" office:value="14.4104277432436" calcext:value-type="float">
            <text:p>14.41042774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.7910685796332" calcext:value-type="float">
            <text:p>22.7910685796</text:p>
          </table:table-cell>
          <table:table-cell office:value-type="float" office:value="18.6910685796332" calcext:value-type="float">
            <text:p>18.6910685796</text:p>
          </table:table-cell>
          <table:table-cell office:value-type="float" office:value="14.4910685796332" calcext:value-type="float">
            <text:p>14.49106857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.8712472794703" calcext:value-type="float">
            <text:p>22.8712472795</text:p>
          </table:table-cell>
          <table:table-cell office:value-type="float" office:value="18.7712472794703" calcext:value-type="float">
            <text:p>18.7712472795</text:p>
          </table:table-cell>
          <table:table-cell office:value-type="float" office:value="14.5712472794703" calcext:value-type="float">
            <text:p>14.57124727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.9509716980849" calcext:value-type="float">
            <text:p>22.9509716981</text:p>
          </table:table-cell>
          <table:table-cell office:value-type="float" office:value="18.8509716980849" calcext:value-type="float">
            <text:p>18.8509716981</text:p>
          </table:table-cell>
          <table:table-cell office:value-type="float" office:value="14.6509716980849" calcext:value-type="float">
            <text:p>14.6509716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.0302494707577" calcext:value-type="float">
            <text:p>23.0302494708</text:p>
          </table:table-cell>
          <table:table-cell office:value-type="float" office:value="18.9302494707577" calcext:value-type="float">
            <text:p>18.9302494708</text:p>
          </table:table-cell>
          <table:table-cell office:value-type="float" office:value="14.7302494707577" calcext:value-type="float">
            <text:p>14.73024947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.1090880212542" calcext:value-type="float">
            <text:p>23.1090880213</text:p>
          </table:table-cell>
          <table:table-cell office:value-type="float" office:value="19.0090880212542" calcext:value-type="float">
            <text:p>19.0090880213</text:p>
          </table:table-cell>
          <table:table-cell office:value-type="float" office:value="14.8090880212542" calcext:value-type="float">
            <text:p>14.80908802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.1874945699382" calcext:value-type="float">
            <text:p>23.1874945699</text:p>
          </table:table-cell>
          <table:table-cell office:value-type="float" office:value="19.0874945699382" calcext:value-type="float">
            <text:p>19.0874945699</text:p>
          </table:table-cell>
          <table:table-cell office:value-type="float" office:value="14.8874945699382" calcext:value-type="float">
            <text:p>14.88749456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.2654761414894" calcext:value-type="float">
            <text:p>23.2654761415</text:p>
          </table:table-cell>
          <table:table-cell office:value-type="float" office:value="19.1654761414894" calcext:value-type="float">
            <text:p>19.1654761415</text:p>
          </table:table-cell>
          <table:table-cell office:value-type="float" office:value="14.9654761414894" calcext:value-type="float">
            <text:p>14.965476141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.343039572249" calcext:value-type="float">
            <text:p>23.3430395722</text:p>
          </table:table-cell>
          <table:table-cell office:value-type="float" office:value="19.243039572249" calcext:value-type="float">
            <text:p>19.2430395722</text:p>
          </table:table-cell>
          <table:table-cell office:value-type="float" office:value="15.043039572249" calcext:value-type="float">
            <text:p>15.043039572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.4201915172134" calcext:value-type="float">
            <text:p>23.4201915172</text:p>
          </table:table-cell>
          <table:table-cell office:value-type="float" office:value="19.3201915172134" calcext:value-type="float">
            <text:p>19.3201915172</text:p>
          </table:table-cell>
          <table:table-cell office:value-type="float" office:value="15.1201915172134" calcext:value-type="float">
            <text:p>15.120191517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.4969384566991" calcext:value-type="float">
            <text:p>23.4969384567</text:p>
          </table:table-cell>
          <table:table-cell office:value-type="float" office:value="19.3969384566991" calcext:value-type="float">
            <text:p>19.3969384567</text:p>
          </table:table-cell>
          <table:table-cell office:value-type="float" office:value="15.1969384566991" calcext:value-type="float">
            <text:p>15.19693845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.5732867026942" calcext:value-type="float">
            <text:p>23.5732867027</text:p>
          </table:table-cell>
          <table:table-cell office:value-type="float" office:value="19.4732867026942" calcext:value-type="float">
            <text:p>19.4732867027</text:p>
          </table:table-cell>
          <table:table-cell office:value-type="float" office:value="15.2732867026942" calcext:value-type="float">
            <text:p>15.27328670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.6492424049175" calcext:value-type="float">
            <text:p>23.6492424049</text:p>
          </table:table-cell>
          <table:table-cell office:value-type="float" office:value="19.5492424049175" calcext:value-type="float">
            <text:p>19.5492424049</text:p>
          </table:table-cell>
          <table:table-cell office:value-type="float" office:value="15.3492424049175" calcext:value-type="float">
            <text:p>15.34924240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.7248115565993" calcext:value-type="float">
            <text:p>23.7248115566</text:p>
          </table:table-cell>
          <table:table-cell office:value-type="float" office:value="19.6248115565993" calcext:value-type="float">
            <text:p>19.6248115566</text:p>
          </table:table-cell>
          <table:table-cell office:value-type="float" office:value="15.4248115565993" calcext:value-type="float">
            <text:p>15.42481155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8" calcext:value-type="float">
            <text:p>23.8</text:p>
          </table:table-cell>
          <table:table-cell office:value-type="float" office:value="19.7" calcext:value-type="float">
            <text:p>19.7</text:p>
          </table:table-cell>
          <table:table-cell office:value-type="float" office:value="15.5" calcext:value-type="float">
            <text:p>15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text>-1234 </number:text>
      <number:minutes/>
      <number:seconds/>
    </number:time-style>
    <number:number-style style:name="N122">
      <number:text>-1234 ms</number:text>
    </number:number-style>
    <number:number-style style:name="N123">
      <number:number number:decimal-places="0" number:min-integer-digits="0"/>
      <number:text> ms</number:text>
    </number:number-style>
    <number:number-style style:name="N124">
      <number:number number:decimal-places="1" number:min-integer-digits="0" number:decimal-replacement=""/>
      <number:text> ms</number:text>
    </number:number-style>
    <number:number-style style:name="N125">
      <number:number number:decimal-places="0" number:min-integer-digits="1"/>
      <number:text> ms</number:text>
    </number:number-style>
    <number:number-style style:name="N126">
      <number:number number:decimal-places="0" number:min-integer-digits="1"/>
      <number:text> %</number:text>
    </number:number-style>
    <number:number-style style:name="N127">
      <number:number number:decimal-places="0" number:min-integer-digits="1"/>
      <number:text>%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09:54:42.409427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0T09:54:49.917982735</dc:date>
    <meta:editing-duration>PT27M50S</meta:editing-duration>
    <meta:editing-cycles>23</meta:editing-cycles>
    <meta:generator>LibreOffice/4.3.3.2$Linux_X86_64 LibreOffice_project/430m0$Build-2</meta:generator>
    <meta:document-statistic meta:table-count="1" meta:cell-count="40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5">
      <number:number number:decimal-places="0" number:min-integer-digits="1"/>
      <number:text> ms</number:text>
    </number:number-style>
    <number:number-style style:name="N127">
      <number:number number: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7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125">
      <style:chart-properties chart:display-label="true" chart:logarithmic="false" chart:minimum="0" chart:maximum="26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5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26cm" svg:height="7.06cm" xlink:href=".." xlink:type="simple" chart:class="chart:scatter" chart:column-mapping="0 1 2" chart:style-name="ch1">
        <chart:legend svg:x="15.082cm" svg:y="0.966cm" style:legend-expansion="custom" chartooo:width="1.782cm" chartooo:height="1.25cm" style:legend-expansion-aspect-ratio="1.4256" chart:style-name="ch2"/>
        <chart:plot-area chart:style-name="ch3" table:cell-range-address="out.A2:out.D102 out.B1:out.D1" chart:data-source-has-labels="both" svg:x="0.341cm" svg:y="0.14cm" svg:width="14.449cm" svg:height="7.024cm">
          <chartooo:coordinate-region svg:x="1.571cm" svg:y="0.14cm" svg:width="11.988cm" svg:height="6.377cm"/>
          <chart:axis chart:dimension="x" chart:name="primary-x" chart:style-name="ch4" chartooo:axis-type="auto">
            <chart:categories table:cell-range-address="out.A2:out.A10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axis chart:dimension="y" chart:name="secondary-y" chart:style-name="ch7"/>
          <chart:series chart:attached-axis="primary-y" chart:style-name="ch8" chart:values-cell-range-address="out.B2:out.B102" chart:label-cell-address="out.B1:out.B1" chart:class="chart:scatter">
            <chart:domain table:cell-range-address="out.A2:out.A102"/>
            <chart:data-point chart:repeated="101"/>
          </chart:series>
          <chart:series chart:attached-axis="primary-y" chart:style-name="ch9" chart:values-cell-range-address="out.C2:out.C102" chart:label-cell-address="out.C1:out.C1" chart:class="chart:scatter">
            <chart:data-point chart:repeated="101"/>
          </chart:series>
          <chart:series chart:attached-axis="primary-y" chart:style-name="ch10" chart:values-cell-range-address="out.D2:out.D102" chart:label-cell-address="out.D1:out.D1" chart:class="chart:scatter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</text:p>
                <draw:g>
                  <svg:desc>out.B1:out.B1</svg:desc>
                </draw:g>
              </table:table-cell>
              <table:table-cell office:value-type="string">
                <text:p>avg</text:p>
                <draw:g>
                  <svg:desc>out.C1:out.C1</svg:desc>
                </draw:g>
              </table:table-cell>
              <table:table-cell office:value-type="string">
                <text:p>min</text:p>
                <draw:g>
                  <svg:desc>out.D1:out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out.A2:out.A102</svg:desc>
                </draw:g>
              </table:table-cell>
              <table:table-cell office:value-type="float" office:value="0">
                <text:p>0</text:p>
                <draw:g>
                  <svg:desc>out.A2:out.A102</svg:desc>
                </draw:g>
              </table:table-cell>
              <table:table-cell office:value-type="float" office:value="8.8">
                <text:p>8.8</text:p>
                <draw:g>
                  <svg:desc>out.B2:out.B102</svg:desc>
                </draw:g>
              </table:table-cell>
              <table:table-cell office:value-type="float" office:value="4.7">
                <text:p>4.7</text:p>
                <draw:g>
                  <svg:desc>out.C2:out.C102</svg:desc>
                </draw:g>
              </table:table-cell>
              <table:table-cell office:value-type="float" office:value="0.5">
                <text:p>0.5</text:p>
                <draw:g>
                  <svg:desc>out.D2:out.D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0.3">
                <text:p>10.3</text:p>
              </table:table-cell>
              <table:table-cell office:value-type="float" office:value="6.2">
                <text:p>6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0.9213203435596">
                <text:p>10.9213203435596</text:p>
              </table:table-cell>
              <table:table-cell office:value-type="float" office:value="6.82132034355964">
                <text:p>6.82132034355964</text:p>
              </table:table-cell>
              <table:table-cell office:value-type="float" office:value="2.62132034355964">
                <text:p>2.6213203435596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1.3980762113533">
                <text:p>11.3980762113533</text:p>
              </table:table-cell>
              <table:table-cell office:value-type="float" office:value="7.29807621135332">
                <text:p>7.29807621135332</text:p>
              </table:table-cell>
              <table:table-cell office:value-type="float" office:value="3.09807621135332">
                <text:p>3.098076211353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1.8">
                <text:p>11.8</text:p>
              </table:table-cell>
              <table:table-cell office:value-type="float" office:value="7.7">
                <text:p>7.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2.1541019662497">
                <text:p>12.1541019662497</text:p>
              </table:table-cell>
              <table:table-cell office:value-type="float" office:value="8.05410196624968">
                <text:p>8.05410196624968</text:p>
              </table:table-cell>
              <table:table-cell office:value-type="float" office:value="3.85410196624968">
                <text:p>3.8541019662496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.4742346141748">
                <text:p>12.4742346141748</text:p>
              </table:table-cell>
              <table:table-cell office:value-type="float" office:value="8.37423461417477">
                <text:p>8.37423461417477</text:p>
              </table:table-cell>
              <table:table-cell office:value-type="float" office:value="4.17423461417477">
                <text:p>4.1742346141747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.7686269665969">
                <text:p>12.7686269665969</text:p>
              </table:table-cell>
              <table:table-cell office:value-type="float" office:value="8.66862696659689">
                <text:p>8.66862696659689</text:p>
              </table:table-cell>
              <table:table-cell office:value-type="float" office:value="4.46862696659689">
                <text:p>4.4686269665968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.0426406871193">
                <text:p>13.0426406871193</text:p>
              </table:table-cell>
              <table:table-cell office:value-type="float" office:value="8.94264068711929">
                <text:p>8.94264068711929</text:p>
              </table:table-cell>
              <table:table-cell office:value-type="float" office:value="4.74264068711929">
                <text:p>4.742640687119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3.3">
                <text:p>13.3</text:p>
              </table:table-cell>
              <table:table-cell office:value-type="float" office:value="9.2">
                <text:p>9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5434164902526">
                <text:p>13.5434164902526</text:p>
              </table:table-cell>
              <table:table-cell office:value-type="float" office:value="9.44341649025257">
                <text:p>9.44341649025257</text:p>
              </table:table-cell>
              <table:table-cell office:value-type="float" office:value="5.24341649025257">
                <text:p>5.2434164902525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.7749371855331">
                <text:p>13.7749371855331</text:p>
              </table:table-cell>
              <table:table-cell office:value-type="float" office:value="9.6749371855331">
                <text:p>9.6749371855331</text:p>
              </table:table-cell>
              <table:table-cell office:value-type="float" office:value="5.4749371855331">
                <text:p>5.474937185533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.9961524227066">
                <text:p>13.9961524227066</text:p>
              </table:table-cell>
              <table:table-cell office:value-type="float" office:value="9.89615242270663">
                <text:p>9.89615242270663</text:p>
              </table:table-cell>
              <table:table-cell office:value-type="float" office:value="5.69615242270663">
                <text:p>5.6961524227066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.208326913196">
                <text:p>14.208326913196</text:p>
              </table:table-cell>
              <table:table-cell office:value-type="float" office:value="10.108326913196">
                <text:p>10.108326913196</text:p>
              </table:table-cell>
              <table:table-cell office:value-type="float" office:value="5.90832691319598">
                <text:p>5.9083269131959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.4124860801609">
                <text:p>14.4124860801609</text:p>
              </table:table-cell>
              <table:table-cell office:value-type="float" office:value="10.3124860801609">
                <text:p>10.3124860801609</text:p>
              </table:table-cell>
              <table:table-cell office:value-type="float" office:value="6.11248608016091">
                <text:p>6.1124860801609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4.6094750193111">
                <text:p>14.6094750193111</text:p>
              </table:table-cell>
              <table:table-cell office:value-type="float" office:value="10.5094750193111">
                <text:p>10.5094750193111</text:p>
              </table:table-cell>
              <table:table-cell office:value-type="float" office:value="6.30947501931113">
                <text:p>6.3094750193111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10.7">
                <text:p>10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4.9846584384265">
                <text:p>14.9846584384265</text:p>
              </table:table-cell>
              <table:table-cell office:value-type="float" office:value="10.8846584384265">
                <text:p>10.8846584384265</text:p>
              </table:table-cell>
              <table:table-cell office:value-type="float" office:value="6.68465843842649">
                <text:p>6.6846584384264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.1639610306789">
                <text:p>15.1639610306789</text:p>
              </table:table-cell>
              <table:table-cell office:value-type="float" office:value="11.0639610306789">
                <text:p>11.0639610306789</text:p>
              </table:table-cell>
              <table:table-cell office:value-type="float" office:value="6.86396103067893">
                <text:p>6.8639610306789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.338348415311">
                <text:p>15.338348415311</text:p>
              </table:table-cell>
              <table:table-cell office:value-type="float" office:value="11.238348415311">
                <text:p>11.238348415311</text:p>
              </table:table-cell>
              <table:table-cell office:value-type="float" office:value="7.03834841531101">
                <text:p>7.038348415311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.5082039324994">
                <text:p>15.5082039324994</text:p>
              </table:table-cell>
              <table:table-cell office:value-type="float" office:value="11.4082039324994">
                <text:p>11.4082039324994</text:p>
              </table:table-cell>
              <table:table-cell office:value-type="float" office:value="7.20820393249937">
                <text:p>7.2082039324993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5.6738635424338">
                <text:p>15.6738635424338</text:p>
              </table:table-cell>
              <table:table-cell office:value-type="float" office:value="11.5738635424338">
                <text:p>11.5738635424338</text:p>
              </table:table-cell>
              <table:table-cell office:value-type="float" office:value="7.37386354243376">
                <text:p>7.3738635424337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5.8356236397351">
                <text:p>15.8356236397351</text:p>
              </table:table-cell>
              <table:table-cell office:value-type="float" office:value="11.7356236397351">
                <text:p>11.7356236397351</text:p>
              </table:table-cell>
              <table:table-cell office:value-type="float" office:value="7.53562363973514">
                <text:p>7.5356236397351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15.9937472849691">
                <text:p>15.9937472849691</text:p>
              </table:table-cell>
              <table:table-cell office:value-type="float" office:value="11.8937472849691">
                <text:p>11.8937472849691</text:p>
              </table:table-cell>
              <table:table-cell office:value-type="float" office:value="7.69374728496908">
                <text:p>7.6937472849690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6.1484692283495">
                <text:p>16.1484692283495</text:p>
              </table:table-cell>
              <table:table-cell office:value-type="float" office:value="12.0484692283495">
                <text:p>12.0484692283495</text:p>
              </table:table-cell>
              <table:table-cell office:value-type="float" office:value="7.84846922834953">
                <text:p>7.848469228349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6.3">
                <text:p>16.3</text:p>
              </table:table-cell>
              <table:table-cell office:value-type="float" office:value="12.2">
                <text:p>12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16.4485292703892">
                <text:p>16.4485292703892</text:p>
              </table:table-cell>
              <table:table-cell office:value-type="float" office:value="12.3485292703892">
                <text:p>12.3485292703892</text:p>
              </table:table-cell>
              <table:table-cell office:value-type="float" office:value="8.14852927038918">
                <text:p>8.1485292703891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6.59422863406">
                <text:p>16.59422863406</text:p>
              </table:table-cell>
              <table:table-cell office:value-type="float" office:value="12.4942286340599">
                <text:p>12.4942286340599</text:p>
              </table:table-cell>
              <table:table-cell office:value-type="float" office:value="8.29422863405995">
                <text:p>8.2942286340599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6.7372539331938">
                <text:p>16.7372539331938</text:p>
              </table:table-cell>
              <table:table-cell office:value-type="float" office:value="12.6372539331938">
                <text:p>12.6372539331938</text:p>
              </table:table-cell>
              <table:table-cell office:value-type="float" office:value="8.43725393319377">
                <text:p>8.4372539331937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6.8777472107018">
                <text:p>16.8777472107018</text:p>
              </table:table-cell>
              <table:table-cell office:value-type="float" office:value="12.7777472107018">
                <text:p>12.7777472107018</text:p>
              </table:table-cell>
              <table:table-cell office:value-type="float" office:value="8.57774721070176">
                <text:p>8.577747210701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7.0158383625775">
                <text:p>17.0158383625775</text:p>
              </table:table-cell>
              <table:table-cell office:value-type="float" office:value="12.9158383625775">
                <text:p>12.9158383625775</text:p>
              </table:table-cell>
              <table:table-cell office:value-type="float" office:value="8.71583836257749">
                <text:p>8.7158383625774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17.151646544245">
                <text:p>17.151646544245</text:p>
              </table:table-cell>
              <table:table-cell office:value-type="float" office:value="13.051646544245">
                <text:p>13.051646544245</text:p>
              </table:table-cell>
              <table:table-cell office:value-type="float" office:value="8.85164654424503">
                <text:p>8.8516465442450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17.2852813742386">
                <text:p>17.2852813742386</text:p>
              </table:table-cell>
              <table:table-cell office:value-type="float" office:value="13.1852813742386">
                <text:p>13.1852813742386</text:p>
              </table:table-cell>
              <table:table-cell office:value-type="float" office:value="8.98528137423857">
                <text:p>8.9852813742385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17.416843969807">
                <text:p>17.416843969807</text:p>
              </table:table-cell>
              <table:table-cell office:value-type="float" office:value="13.316843969807">
                <text:p>13.316843969807</text:p>
              </table:table-cell>
              <table:table-cell office:value-type="float" office:value="9.11684396980704">
                <text:p>9.116843969807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7.5464278422679">
                <text:p>17.5464278422679</text:p>
              </table:table-cell>
              <table:table-cell office:value-type="float" office:value="13.446427842268">
                <text:p>13.446427842268</text:p>
              </table:table-cell>
              <table:table-cell office:value-type="float" office:value="9.24642784226795">
                <text:p>9.2464278422679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17.6741196746494">
                <text:p>17.6741196746494</text:p>
              </table:table-cell>
              <table:table-cell office:value-type="float" office:value="13.5741196746494">
                <text:p>13.5741196746494</text:p>
              </table:table-cell>
              <table:table-cell office:value-type="float" office:value="9.37411967464942">
                <text:p>9.374119674649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17.8">
                <text:p>17.8</text:p>
              </table:table-cell>
              <table:table-cell office:value-type="float" office:value="13.7">
                <text:p>13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17.9241437954473">
                <text:p>17.9241437954473</text:p>
              </table:table-cell>
              <table:table-cell office:value-type="float" office:value="13.8241437954473">
                <text:p>13.8241437954473</text:p>
              </table:table-cell>
              <table:table-cell office:value-type="float" office:value="9.62414379544733">
                <text:p>9.6241437954473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8.0466210044535">
                <text:p>18.0466210044535</text:p>
              </table:table-cell>
              <table:table-cell office:value-type="float" office:value="13.9466210044535">
                <text:p>13.9466210044535</text:p>
              </table:table-cell>
              <table:table-cell office:value-type="float" office:value="9.74662100445346">
                <text:p>9.7466210044534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.1674969975976">
                <text:p>18.1674969975976</text:p>
              </table:table-cell>
              <table:table-cell office:value-type="float" office:value="14.0674969975976">
                <text:p>14.0674969975976</text:p>
              </table:table-cell>
              <table:table-cell office:value-type="float" office:value="9.8674969975976">
                <text:p>9.867496997597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.2868329805051">
                <text:p>18.2868329805051</text:p>
              </table:table-cell>
              <table:table-cell office:value-type="float" office:value="14.1868329805051">
                <text:p>14.1868329805051</text:p>
              </table:table-cell>
              <table:table-cell office:value-type="float" office:value="9.98683298050514">
                <text:p>9.9868329805051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8.4046863561493">
                <text:p>18.4046863561493</text:p>
              </table:table-cell>
              <table:table-cell office:value-type="float" office:value="14.3046863561493">
                <text:p>14.3046863561493</text:p>
              </table:table-cell>
              <table:table-cell office:value-type="float" office:value="10.1046863561493">
                <text:p>10.104686356149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18.5211110476118">
                <text:p>18.5211110476118</text:p>
              </table:table-cell>
              <table:table-cell office:value-type="float" office:value="14.4211110476118">
                <text:p>14.4211110476118</text:p>
              </table:table-cell>
              <table:table-cell office:value-type="float" office:value="10.2211110476118">
                <text:p>10.22111104761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18.636157786453">
                <text:p>18.636157786453</text:p>
              </table:table-cell>
              <table:table-cell office:value-type="float" office:value="14.536157786453">
                <text:p>14.536157786453</text:p>
              </table:table-cell>
              <table:table-cell office:value-type="float" office:value="10.336157786453">
                <text:p>10.33615778645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18.7498743710662">
                <text:p>18.7498743710662</text:p>
              </table:table-cell>
              <table:table-cell office:value-type="float" office:value="14.6498743710662">
                <text:p>14.6498743710662</text:p>
              </table:table-cell>
              <table:table-cell office:value-type="float" office:value="10.4498743710662">
                <text:p>10.449874371066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18.8623058987491">
                <text:p>18.8623058987491</text:p>
              </table:table-cell>
              <table:table-cell office:value-type="float" office:value="14.7623058987491">
                <text:p>14.7623058987491</text:p>
              </table:table-cell>
              <table:table-cell office:value-type="float" office:value="10.5623058987491">
                <text:p>10.562305898749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18.9734949746879">
                <text:p>18.9734949746879</text:p>
              </table:table-cell>
              <table:table-cell office:value-type="float" office:value="14.8734949746879">
                <text:p>14.8734949746879</text:p>
              </table:table-cell>
              <table:table-cell office:value-type="float" office:value="10.6734949746879">
                <text:p>10.673494974687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19.0834819006016">
                <text:p>19.0834819006016</text:p>
              </table:table-cell>
              <table:table-cell office:value-type="float" office:value="14.9834819006016">
                <text:p>14.9834819006016</text:p>
              </table:table-cell>
              <table:table-cell office:value-type="float" office:value="10.7834819006016">
                <text:p>10.78348190060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19.1923048454133">
                <text:p>19.1923048454133</text:p>
              </table:table-cell>
              <table:table-cell office:value-type="float" office:value="15.0923048454133">
                <text:p>15.0923048454133</text:p>
              </table:table-cell>
              <table:table-cell office:value-type="float" office:value="10.8923048454133">
                <text:p>10.892304845413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9.3">
                <text:p>19.3</text:p>
              </table:table-cell>
              <table:table-cell office:value-type="float" office:value="15.2">
                <text:p>15.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9.4066017177982">
                <text:p>19.4066017177982</text:p>
              </table:table-cell>
              <table:table-cell office:value-type="float" office:value="15.3066017177982">
                <text:p>15.3066017177982</text:p>
              </table:table-cell>
              <table:table-cell office:value-type="float" office:value="11.1066017177982">
                <text:p>11.106601717798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19.5121426428143">
                <text:p>19.5121426428143</text:p>
              </table:table-cell>
              <table:table-cell office:value-type="float" office:value="15.4121426428143">
                <text:p>15.4121426428143</text:p>
              </table:table-cell>
              <table:table-cell office:value-type="float" office:value="11.2121426428143">
                <text:p>11.212142642814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19.616653826392">
                <text:p>19.616653826392</text:p>
              </table:table-cell>
              <table:table-cell office:value-type="float" office:value="15.516653826392">
                <text:p>15.516653826392</text:p>
              </table:table-cell>
              <table:table-cell office:value-type="float" office:value="11.316653826392">
                <text:p>11.31665382639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9.7201648339208">
                <text:p>19.7201648339208</text:p>
              </table:table-cell>
              <table:table-cell office:value-type="float" office:value="15.6201648339208">
                <text:p>15.6201648339208</text:p>
              </table:table-cell>
              <table:table-cell office:value-type="float" office:value="11.4201648339208">
                <text:p>11.420164833920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19.8227038425243">
                <text:p>19.8227038425243</text:p>
              </table:table-cell>
              <table:table-cell office:value-type="float" office:value="15.7227038425243">
                <text:p>15.7227038425243</text:p>
              </table:table-cell>
              <table:table-cell office:value-type="float" office:value="11.5227038425243">
                <text:p>11.522703842524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9.9242977306435">
                <text:p>19.9242977306435</text:p>
              </table:table-cell>
              <table:table-cell office:value-type="float" office:value="15.8242977306435">
                <text:p>15.8242977306435</text:p>
              </table:table-cell>
              <table:table-cell office:value-type="float" office:value="11.6242977306435">
                <text:p>11.624297730643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20.0249721603218">
                <text:p>20.0249721603218</text:p>
              </table:table-cell>
              <table:table-cell office:value-type="float" office:value="15.9249721603218">
                <text:p>15.9249721603218</text:p>
              </table:table-cell>
              <table:table-cell office:value-type="float" office:value="11.7249721603218">
                <text:p>11.724972160321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20.1247516529061">
                <text:p>20.1247516529061</text:p>
              </table:table-cell>
              <table:table-cell office:value-type="float" office:value="16.0247516529061">
                <text:p>16.0247516529061</text:p>
              </table:table-cell>
              <table:table-cell office:value-type="float" office:value="11.8247516529061">
                <text:p>11.824751652906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20.2236596587959">
                <text:p>20.2236596587959</text:p>
              </table:table-cell>
              <table:table-cell office:value-type="float" office:value="16.1236596587959">
                <text:p>16.1236596587959</text:p>
              </table:table-cell>
              <table:table-cell office:value-type="float" office:value="11.9236596587959">
                <text:p>11.923659658795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0.3217186218029">
                <text:p>20.3217186218029</text:p>
              </table:table-cell>
              <table:table-cell office:value-type="float" office:value="16.2217186218029">
                <text:p>16.2217186218029</text:p>
              </table:table-cell>
              <table:table-cell office:value-type="float" office:value="12.0217186218029">
                <text:p>12.02171862180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.4189500386222">
                <text:p>20.4189500386222</text:p>
              </table:table-cell>
              <table:table-cell office:value-type="float" office:value="16.3189500386223">
                <text:p>16.3189500386223</text:p>
              </table:table-cell>
              <table:table-cell office:value-type="float" office:value="12.1189500386223">
                <text:p>12.118950038622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0.51537451386">
                <text:p>20.51537451386</text:p>
              </table:table-cell>
              <table:table-cell office:value-type="float" office:value="16.41537451386">
                <text:p>16.41537451386</text:p>
              </table:table-cell>
              <table:table-cell office:value-type="float" office:value="12.21537451386">
                <text:p>12.2153745138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20.6110118110177">
                <text:p>20.6110118110177</text:p>
              </table:table-cell>
              <table:table-cell office:value-type="float" office:value="16.5110118110177">
                <text:p>16.5110118110177</text:p>
              </table:table-cell>
              <table:table-cell office:value-type="float" office:value="12.3110118110177">
                <text:p>12.311011811017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20.7058808997907">
                <text:p>20.7058808997907</text:p>
              </table:table-cell>
              <table:table-cell office:value-type="float" office:value="16.6058808997907">
                <text:p>16.6058808997907</text:p>
              </table:table-cell>
              <table:table-cell office:value-type="float" office:value="12.4058808997907">
                <text:p>12.405880899790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0.8">
                <text:p>20.8</text:p>
              </table:table-cell>
              <table:table-cell office:value-type="float" office:value="16.7">
                <text:p>16.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20.8933866224478">
                <text:p>20.8933866224478</text:p>
              </table:table-cell>
              <table:table-cell office:value-type="float" office:value="16.7933866224478">
                <text:p>16.7933866224478</text:p>
              </table:table-cell>
              <table:table-cell office:value-type="float" office:value="12.5933866224478">
                <text:p>12.593386622447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20.9860576069539">
                <text:p>20.9860576069539</text:p>
              </table:table-cell>
              <table:table-cell office:value-type="float" office:value="16.8860576069539">
                <text:p>16.8860576069539</text:p>
              </table:table-cell>
              <table:table-cell office:value-type="float" office:value="12.6860576069539">
                <text:p>12.686057606953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21.0780291578087">
                <text:p>21.0780291578087</text:p>
              </table:table-cell>
              <table:table-cell office:value-type="float" office:value="16.9780291578087">
                <text:p>16.9780291578087</text:p>
              </table:table-cell>
              <table:table-cell office:value-type="float" office:value="12.7780291578087">
                <text:p>12.778029157808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21.169316876853">
                <text:p>21.169316876853</text:p>
              </table:table-cell>
              <table:table-cell office:value-type="float" office:value="17.069316876853">
                <text:p>17.069316876853</text:p>
              </table:table-cell>
              <table:table-cell office:value-type="float" office:value="12.869316876853">
                <text:p>12.869316876853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1.2599357943771">
                <text:p>21.2599357943771</text:p>
              </table:table-cell>
              <table:table-cell office:value-type="float" office:value="17.1599357943771">
                <text:p>17.1599357943771</text:p>
              </table:table-cell>
              <table:table-cell office:value-type="float" office:value="12.9599357943771">
                <text:p>12.95993579437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1.3499003980111">
                <text:p>21.3499003980111</text:p>
              </table:table-cell>
              <table:table-cell office:value-type="float" office:value="17.2499003980111">
                <text:p>17.2499003980111</text:p>
              </table:table-cell>
              <table:table-cell office:value-type="float" office:value="13.0499003980111">
                <text:p>13.049900398011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21.4392246597645">
                <text:p>21.4392246597645</text:p>
              </table:table-cell>
              <table:table-cell office:value-type="float" office:value="17.3392246597645">
                <text:p>17.3392246597645</text:p>
              </table:table-cell>
              <table:table-cell office:value-type="float" office:value="13.1392246597645">
                <text:p>13.139224659764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21.5279220613579">
                <text:p>21.5279220613579</text:p>
              </table:table-cell>
              <table:table-cell office:value-type="float" office:value="17.4279220613579">
                <text:p>17.4279220613579</text:p>
              </table:table-cell>
              <table:table-cell office:value-type="float" office:value="13.2279220613579">
                <text:p>13.227922061357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21.6160056179763">
                <text:p>21.6160056179763</text:p>
              </table:table-cell>
              <table:table-cell office:value-type="float" office:value="17.5160056179763">
                <text:p>17.5160056179763</text:p>
              </table:table-cell>
              <table:table-cell office:value-type="float" office:value="13.3160056179763">
                <text:p>13.316005617976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21.7034879005639">
                <text:p>21.7034879005639</text:p>
              </table:table-cell>
              <table:table-cell office:value-type="float" office:value="17.6034879005639">
                <text:p>17.6034879005639</text:p>
              </table:table-cell>
              <table:table-cell office:value-type="float" office:value="13.4034879005639">
                <text:p>13.403487900563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21.7903810567666">
                <text:p>21.7903810567666</text:p>
              </table:table-cell>
              <table:table-cell office:value-type="float" office:value="17.6903810567666">
                <text:p>17.6903810567666</text:p>
              </table:table-cell>
              <table:table-cell office:value-type="float" office:value="13.4903810567666">
                <text:p>13.490381056766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21.876696830622">
                <text:p>21.876696830622</text:p>
              </table:table-cell>
              <table:table-cell office:value-type="float" office:value="17.776696830622">
                <text:p>17.776696830622</text:p>
              </table:table-cell>
              <table:table-cell office:value-type="float" office:value="13.576696830622">
                <text:p>13.57669683062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21.9624465810882">
                <text:p>21.9624465810882</text:p>
              </table:table-cell>
              <table:table-cell office:value-type="float" office:value="17.8624465810882">
                <text:p>17.8624465810882</text:p>
              </table:table-cell>
              <table:table-cell office:value-type="float" office:value="13.6624465810882">
                <text:p>13.662446581088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22.0476412994918">
                <text:p>22.0476412994918</text:p>
              </table:table-cell>
              <table:table-cell office:value-type="float" office:value="17.9476412994918">
                <text:p>17.9476412994918</text:p>
              </table:table-cell>
              <table:table-cell office:value-type="float" office:value="13.7476412994918">
                <text:p>13.747641299491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2.1322916259734">
                <text:p>22.1322916259734</text:p>
              </table:table-cell>
              <table:table-cell office:value-type="float" office:value="18.0322916259734">
                <text:p>18.0322916259734</text:p>
              </table:table-cell>
              <table:table-cell office:value-type="float" office:value="13.8322916259734">
                <text:p>13.83229162597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2.2164078649987">
                <text:p>22.2164078649987</text:p>
              </table:table-cell>
              <table:table-cell office:value-type="float" office:value="18.1164078649987">
                <text:p>18.1164078649987</text:p>
              </table:table-cell>
              <table:table-cell office:value-type="float" office:value="13.9164078649987">
                <text:p>13.916407864998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22.3">
                <text:p>22.3</text:p>
              </table:table-cell>
              <table:table-cell office:value-type="float" office:value="18.2">
                <text:p>18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22.3830777072061">
                <text:p>22.3830777072061</text:p>
              </table:table-cell>
              <table:table-cell office:value-type="float" office:value="18.2830777072061">
                <text:p>18.2830777072061</text:p>
              </table:table-cell>
              <table:table-cell office:value-type="float" office:value="14.0830777072061">
                <text:p>14.083077707206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22.4656503687164">
                <text:p>22.4656503687164</text:p>
              </table:table-cell>
              <table:table-cell office:value-type="float" office:value="18.3656503687164">
                <text:p>18.3656503687164</text:p>
              </table:table-cell>
              <table:table-cell office:value-type="float" office:value="14.1656503687165">
                <text:p>14.165650368716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22.5477270848675">
                <text:p>22.5477270848675</text:p>
              </table:table-cell>
              <table:table-cell office:value-type="float" office:value="18.4477270848675">
                <text:p>18.4477270848675</text:p>
              </table:table-cell>
              <table:table-cell office:value-type="float" office:value="14.2477270848675">
                <text:p>14.247727084867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22.6293166859393">
                <text:p>22.6293166859393</text:p>
              </table:table-cell>
              <table:table-cell office:value-type="float" office:value="18.5293166859393">
                <text:p>18.5293166859393</text:p>
              </table:table-cell>
              <table:table-cell office:value-type="float" office:value="14.3293166859393">
                <text:p>14.329316685939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22.7104277432436">
                <text:p>22.7104277432436</text:p>
              </table:table-cell>
              <table:table-cell office:value-type="float" office:value="18.6104277432436">
                <text:p>18.6104277432436</text:p>
              </table:table-cell>
              <table:table-cell office:value-type="float" office:value="14.4104277432436">
                <text:p>14.410427743243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22.7910685796332">
                <text:p>22.7910685796332</text:p>
              </table:table-cell>
              <table:table-cell office:value-type="float" office:value="18.6910685796332">
                <text:p>18.6910685796332</text:p>
              </table:table-cell>
              <table:table-cell office:value-type="float" office:value="14.4910685796332">
                <text:p>14.491068579633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22.8712472794703">
                <text:p>22.8712472794703</text:p>
              </table:table-cell>
              <table:table-cell office:value-type="float" office:value="18.7712472794703">
                <text:p>18.7712472794703</text:p>
              </table:table-cell>
              <table:table-cell office:value-type="float" office:value="14.5712472794703">
                <text:p>14.571247279470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2.9509716980849">
                <text:p>22.9509716980849</text:p>
              </table:table-cell>
              <table:table-cell office:value-type="float" office:value="18.8509716980849">
                <text:p>18.8509716980849</text:p>
              </table:table-cell>
              <table:table-cell office:value-type="float" office:value="14.6509716980849">
                <text:p>14.650971698084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.0302494707577">
                <text:p>23.0302494707577</text:p>
              </table:table-cell>
              <table:table-cell office:value-type="float" office:value="18.9302494707577">
                <text:p>18.9302494707577</text:p>
              </table:table-cell>
              <table:table-cell office:value-type="float" office:value="14.7302494707577">
                <text:p>14.73024947075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23.1090880212542">
                <text:p>23.1090880212542</text:p>
              </table:table-cell>
              <table:table-cell office:value-type="float" office:value="19.0090880212542">
                <text:p>19.0090880212542</text:p>
              </table:table-cell>
              <table:table-cell office:value-type="float" office:value="14.8090880212542">
                <text:p>14.809088021254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23.1874945699382">
                <text:p>23.1874945699382</text:p>
              </table:table-cell>
              <table:table-cell office:value-type="float" office:value="19.0874945699382">
                <text:p>19.0874945699382</text:p>
              </table:table-cell>
              <table:table-cell office:value-type="float" office:value="14.8874945699382">
                <text:p>14.887494569938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23.2654761414894">
                <text:p>23.2654761414894</text:p>
              </table:table-cell>
              <table:table-cell office:value-type="float" office:value="19.1654761414894">
                <text:p>19.1654761414894</text:p>
              </table:table-cell>
              <table:table-cell office:value-type="float" office:value="14.9654761414894">
                <text:p>14.965476141489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23.343039572249">
                <text:p>23.343039572249</text:p>
              </table:table-cell>
              <table:table-cell office:value-type="float" office:value="19.243039572249">
                <text:p>19.243039572249</text:p>
              </table:table-cell>
              <table:table-cell office:value-type="float" office:value="15.043039572249">
                <text:p>15.04303957224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23.4201915172134">
                <text:p>23.4201915172134</text:p>
              </table:table-cell>
              <table:table-cell office:value-type="float" office:value="19.3201915172134">
                <text:p>19.3201915172134</text:p>
              </table:table-cell>
              <table:table-cell office:value-type="float" office:value="15.1201915172134">
                <text:p>15.120191517213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23.4969384566991">
                <text:p>23.4969384566991</text:p>
              </table:table-cell>
              <table:table-cell office:value-type="float" office:value="19.3969384566991">
                <text:p>19.3969384566991</text:p>
              </table:table-cell>
              <table:table-cell office:value-type="float" office:value="15.1969384566991">
                <text:p>15.196938456699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23.5732867026942">
                <text:p>23.5732867026942</text:p>
              </table:table-cell>
              <table:table-cell office:value-type="float" office:value="19.4732867026942">
                <text:p>19.4732867026942</text:p>
              </table:table-cell>
              <table:table-cell office:value-type="float" office:value="15.2732867026942">
                <text:p>15.273286702694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23.6492424049175">
                <text:p>23.6492424049175</text:p>
              </table:table-cell>
              <table:table-cell office:value-type="float" office:value="19.5492424049175">
                <text:p>19.5492424049175</text:p>
              </table:table-cell>
              <table:table-cell office:value-type="float" office:value="15.3492424049175">
                <text:p>15.3492424049175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3.7248115565993">
                <text:p>23.7248115565993</text:p>
              </table:table-cell>
              <table:table-cell office:value-type="float" office:value="19.6248115565993">
                <text:p>19.6248115565993</text:p>
              </table:table-cell>
              <table:table-cell office:value-type="float" office:value="15.4248115565993">
                <text:p>15.42481155659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3.8">
                <text:p>23.8</text:p>
              </table:table-cell>
              <table:table-cell office:value-type="float" office:value="19.7">
                <text:p>19.7</text:p>
              </table:table-cell>
              <table:table-cell office:value-type="float" office:value="15.5">
                <text:p>1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